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ker.indexOfMatchingBrace( String str , String [ ] braces , int fromInde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SDictionary.valueOf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ker.nextToken( String str , int fromInde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SDictionary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SDictionary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aker.parseDictionary( String st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Maker.stripBraces( String str , String [ ] brac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SDictionary.to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